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80000005050C82BC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719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9.779cm" svg:height="5.969cm" svg:x="3.794cm" svg:y="9.636cm">
          <draw:text-box>
            <text:p>##place_holder##</text:p>
          </draw:text-box>
        </draw:frame>
        <draw:frame draw:style-name="gr2" draw:text-style-name="P1" draw:layer="layout" svg:width="4.231cm" svg:height="2.82cm" svg:x="8.816cm" svg:y="12.62cm">
          <draw:image xlink:href="Pictures/10000201000000780000005050C82BC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2T12:23:32.158920467</meta:creation-date>
    <dc:date>2014-12-12T12:24:57.892353486</dc:date>
    <meta:editing-duration>PT1M25S</meta:editing-duration>
    <meta:editing-cycles>1</meta:editing-cycles>
    <meta:document-statistic meta:object-count="2"/>
    <meta:generator>LibreOffice/4.3.4.1$Linux_X86_64 LibreOffice_project/430m0$Build-1</meta:generator>
  </office:meta>
</office:document-meta>
</file>